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Tahoma1" svg:font-family="Tahoma"/>
    <style:font-face style:name="Lucida Sans Unicode" svg:font-family="'Lucida Sans Unicode'" style:font-pitch="variable"/>
    <style:font-face style:name="Tahoma" svg:font-family="Tahoma" style:font-pitch="variable"/>
    <style:font-face style:name="Arial1" svg:font-family="Arial" style:font-family-generic="swiss" style:font-pitch="variable"/>
  </office:font-face-decls>
  <office:automatic-styles>
    <style:style style:family="text" style:name="47d7a1742c8f7">
      <style:text-properties fo:font-style="italic"/>
    </style:style>
    <style:style style:family="text" style:name="47d7a1742c9b3">
      <style:text-properties fo:font-style="italic"/>
    </style:style>
    <style:style style:family="text" style:name="47d7a17430692">
      <style:text-properties fo:font-style="italic"/>
    </style:style>
    <style:style style:family="text" style:name="47d7a174307f9">
      <style:text-properties fo:font-style="italic"/>
    </style:style>
    <style:style style:family="text" style:name="47d7a17430dae">
      <style:text-properties fo:font-style="italic"/>
    </style:style>
    <style:style style:family="text" style:name="47d7a17430f04">
      <style:text-properties fo:font-style="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outline-level="1">Course Introduction</text:h>
      <text:p>This course offers an overview of the major teachings of the Bibleconcerning the person and work of God, the Word of God, history,angels, man, sin, and other subjects. Even though this is not a courseon the evidences for the Christian faith, it will at times refer tohistorical and scientific evidence that supports the biblical view ofthe world and the truthfulness of the Scriptures. This course will alsobe giving special attention to some of the objections that have beenraised against the central teachings of Christianity.</text:p>
      <text:p>The study of theology requires clear thinking, intellectualapplication, and a great deal of time and study. It is not anunimportant part of the Christian life. It is true that it can becomepurely intellectual and impractical, but this is essentially andpractically not so.</text:p>
      <text:p>Doctrine is ultimately the most practical of all disciplines in theChristian life, for it is the basis for everything we do. Whenever aChristian prays, makes a righteous decision, goes to church, or doessomething loving or kind, he/she is making practical application ofdoctrine.</text:p>
      <text:h text:outline-level="1">Topic 1: The Essence of God</text:h>
      <text:h text:outline-level="1">Topic 1: The Names of God</text:h>
      <text:h text:outline-level="1">Lesson 4: Special Revelation and Inspiration</text:h>
      <text:h text:outline-level="1">Lesson 4 Self Check: Doctrine 1</text:h>
      <text:h text:outline-level="1">Lesson 5: Canonicity Self Check</text:h>
      <text:h text:outline-level="1">Lesson 6 Self Check: Doctrine 1</text:h>
      <text:h text:outline-level="1">Lesson 7: Angels--Good and Bad</text:h>
      <text:h text:outline-level="1">Lesson 7 Self Check</text:h>
      <text:h text:outline-level="1">Lesson 8 Self Check</text:h>
      <text:h text:outline-level="1">Lesson 9 Self Check</text:h>
      <text:h text:outline-level="1">Lesson 10 Self Check: Doctrine 1</text:h>
      <text:h text:outline-level="1">Lesson 11 Self Check</text:h>
      <text:h text:outline-level="1">Topic 1: Concepts in Theology</text:h>
      <text:p>Objective 1 - When you have completed this topic, you will be able to define theology and compare the three approaches to theology that are explained in Ryrie, chapter 1.</text:p>
      <text:p>The word "theology" is a compound of two words, <text:span text:style-name="47d7a1742c8f7">theos</text:span>, meaning God, and <text:span text:style-name="47d7a1742c9b3">logos</text:span>,which relates to the idea of rational expression. This reflects thedefinition of Christian theology as the study of, and organizedstatement about, the revelation of God. However, as this lesson willshow, there are various approaches to the subject of theology:historical, biblical, and systematic. It is important to understandthese different types of theology. This course is primarily a study ofsystematic theology. How does this differ from the other two?</text:p>
      <text:p>Basic to a study in any area is an understanding of the terms andconcepts that will be used. If you have not already read Ryrie, chapter 1, "Concepts and Definitions," please do so now.</text:p>
      <text:h text:outline-level="1">Avenues of General Revelation</text:h>
      <text:h text:outline-level="1">God's Essence/nature</text:h>
      <text:h text:outline-level="1">Characteristics of the Perfections/attributes of God</text:h>
      <text:h text:outline-level="1">The Concept of a Name</text:h>
      <text:h text:outline-level="1">The Contribution of the Old Testament</text:h>
      <text:h text:outline-level="1">Lesson 1: Foundations of Theology</text:h>
      <text:p/>
      <text:h text:outline-level="2">Lesson Objectives</text:h>
      <text:p>When you have completed this lesson, you will be able to:</text:p>
      <text:list>
        <text:list-item>
          <text:p>Define theology and compare the three approaches to theology that are explained in Ryrie, chapter 1</text:p>
        </text:list-item>
        <text:list-item>
          <text:p>Name at least two of your presuppositions and explain how they affect the way your theology is formed and organized</text:p>
        </text:list-item>
        <text:list-item>
          <text:p>Define "incomprehensibility" and "knowability" in relation to theknowledge of God, supporting each one with a Scripture reference </text:p>
        </text:list-item>
        <text:list-item>
          <text:p>Name and describe four logical arguments which provide evidence forthe existence of God as He has revealed Himself in nature (the "generalrevelation" of God)</text:p>
        </text:list-item>
      </text:list>
      <text:h text:outline-level="2">Memory Verse</text:h>
      <text:p>In this lesson you are to memorize Ps 90:2, relating to God's eternity. Be prepared to quote it from memory.</text:p>
      <text:h text:outline-level="2">Reading Assignment</text:h>
      <text:p>In this lesson your readings from Ryrie will be chapters 1, 2, 4, and 5. You may read them all at one time or as they are indicated.</text:p>
      <text:h text:outline-level="1">Lesson 5: Canonicity</text:h>
      <text:h text:outline-level="1">Lesson 8: Our Adversary the Devil</text:h>
      <text:h text:outline-level="1">Topic 2: Some Presuppositions</text:h>
      <text:p>yadda yadda TestTerm <text:a xlink:type="simple" xlink:href="/bee-world/doctrine-1/articles/view/47d75f98-cbe0-4649-b7e9-08f8ab4a69cb">yadda</text:a></text:p>
      <text:h text:outline-level="1">Lesson 10: The Facets and Fall of Man</text:h>
      <text:h text:outline-level="1">Cosmological Argument</text:h>
      <text:h text:outline-level="1">The Facets of God's Essence/nature</text:h>
      <text:h text:outline-level="1">Topic 2: The Perfections of God</text:h>
      <text:h text:outline-level="1">Catalog of the Perfections/attributes</text:h>
      <text:h text:outline-level="1">Topic 2: The Trinity</text:h>
      <text:h text:outline-level="1">Specific Names of God</text:h>
      <text:h text:outline-level="1">The Contribution of the New Testament</text:h>
      <text:h text:outline-level="1">Course Introduction</text:h>
      <text:h text:outline-level="2">Description of the Course</text:h>
      <text:p>This course offers an overview of the major teachings of the Bible concerning the person and work of God, the Word of God, history, angels, man, sin, and other subjects. Even though this is not a course on the evidences for the Christian faith, it will at times refer to historical and scientific evidence that supports the biblical view of the world and the truthfulness of the Scriptures. This course will also be giving special attention to some of the objections that have been raised against the central teachings of Christianity.</text:p>
      <text:p>The study of theology requires clear thinking, intellectual application, and a great deal of time and study. It is not an unimportant part of the Christian life. It is true that it can become purely intellectual and impractical, but this is essentially and practically not so.</text:p>
      <text:p>Doctrine is ultimately the most practical of all disciplines in the Christian life, for it is the basis for everything we do. Whenever a Christian prays, makes a righteous decision, goes to church, or does something loving or kind, he/she is making practical application of doctrine.</text:p>
      <text:p>Why does a Christian pray? The reason is that the Bible tells us that God wants fellowship with us through prayer and answers our prayers according to His will. Why does a Christian have peace and joy in the midst of trials and tragedies? The answer is that the believer has learned from the Bible that God is in control and has a purpose in these events and actions and that, even if the trial were to result in death, heaven and fellowship with the Lord await the Christian. Why does a Christian go to church? The Bible teaches us the importance of corporate worship. Why does a Christian seek to do something loving? The Bible teaches that God is love and that His children should emulate that characteristic.</text:p>
      <text:p>All these actions and attitudes are based on something learned from the Bible. In fact, this is a simple definition of doctrine or theology: what we learn and apply from the Bible. Therefore, it becomes intensely practical to know doctrine.</text:p>
      <text:p>As Christian leaders it is vitally important that we have a working knowledge of doctrine, or to put it more formally, of systematic theology. Many believers are struggling in their Christian lives because of a lack of clear theological teaching from the pulpit. With the knowledge gained in this course, you will be able to strengthen the faith of many as you grow in your knowledge of biblical theology.</text:p>
      <text:h text:outline-level="2">Course Objectives</text:h>
      <text:p>All of the Internet Biblical Seminary courses are based on the conviction that every Christian has a ministry. God has a purpose for your life and ministry. When you have completed this course you will be able to:</text:p>
      <text:list>
        <text:list-item>
          <text:p>Explain the major doctrines presented in this course</text:p>
        </text:list-item>
        <text:list-item>
          <text:p>Display greater submission to the authority and discipline of the Word of God in all matters pertaining to life and ministry</text:p>
        </text:list-item>
        <text:list-item>
          <text:p>Defend the Christian faith against several objections raised by critics</text:p>
        </text:list-item>
        <text:list-item>
          <text:p>Discern spiritual truths so that you may grow as a wise counselor to others</text:p>
        </text:list-item>
        <text:list-item>
          <text:p>Confront the teachings of many cults and explain from the Scriptures why they are in error</text:p>
        </text:list-item>
        <text:list-item>
          <text:p>Exhibit a sense of balance in understanding and applying scriptural truth</text:p>
        </text:list-item>
        <text:list-item>
          <text:p>Cite, from memory, book and chapter references which relate to the doctrines discussed in this course</text:p>
        </text:list-item>
        <text:list-item>
          <text:p>Prepare and teach this course to others in your own ministry setting</text:p>
        </text:list-item>
      </text:list>
      <text:h text:outline-level="2">Course Organization</text:h>
      <text:p>At any time during your online study, you can click the "Course Outline" button located in the top frame. This will cause the course outline to display in the left frame.</text:p>
      <text:h text:outline-level="3">Units of Study</text:h>
      <text:p>The lessons are grouped into four units:</text:p>
      <text:list>
        <text:list-item>
          <text:p>Unit 1: Introduction and Theology Proper <text:list><text:list-item><text:p>Lesson 1:Foundations of Theology</text:p></text:list-item><text:list-item><text:p>Lesson 2: The Nature of God</text:p></text:list-item><text:list-item><text:p>Lesson 3: The Names of God and the Trinity</text:p></text:list-item></text:list></text:p>
        </text:list-item>
        <text:list-item>
          <text:p>Unit 2: Bibliology<text:list><text:list-item><text:p>Lesson 4: Special Revelation and Inspiration</text:p></text:list-item><text:list-item><text:p>Lesson 5: Canonicity</text:p></text:list-item><text:list-item><text:p>Lesson 6: Authority and the Bible</text:p></text:list-item></text:list></text:p>
        </text:list-item>
        <text:list-item>
          <text:p>Unit 3: God's Highest Creations: Angels and Man<text:list><text:list-item><text:p>Lesson 7: Angels-Good and Bad</text:p></text:list-item><text:list-item><text:p>Lesson 8: Our Adversary the Devil</text:p></text:list-item><text:list-item><text:p>Lesson 9: The Creation of Man</text:p></text:list-item></text:list></text:p>
        </text:list-item>
        <text:list-item>
          <text:p> Unit 4: Man, Sin, and the Christian Life<text:list><text:list-item><text:p>Lesson 10: The Facets and Fall of Man</text:p></text:list-item><text:list-item><text:p>Lesson 11: The Meaning of Sin</text:p></text:list-item><text:list-item><text:p>Lesson 12: Sin and the Individual Christian</text:p></text:list-item></text:list></text:p>
        </text:list-item>
      </text:list>
      <text:p>As you plan your study schedule, decide the dates for when you want to finish each unit. You can then divide this time into study periods for each lesson.</text:p>
      <text:p>We suggest that you try to do a lesson a week or three lessons per month. You can do this if you study about one hour each day.</text:p>
      <text:h text:outline-level="3">Lesson Organization</text:h>
      <text:p>Please give careful attention to every part of the lesson:</text:p>
      <text:list>
        <text:list-item>
          <text:p>Title</text:p>
        </text:list-item>
        <text:list-item>
          <text:p>Lesson Outline</text:p>
        </text:list-item>
        <text:list-item>
          <text:p>Lesson Objectives</text:p>
        </text:list-item>
        <text:list-item>
          <text:p>Lesson Assignments</text:p>
        </text:list-item>
        <text:list-item>
          <text:p>Lesson Development</text:p>
        </text:list-item>
        <text:list-item>
          <text:p>Illustrations</text:p>
        </text:list-item>
      </text:list>
      <text:p>The title, outline, and objectives provide a preview of the lesson. Your mind will be more alert and receptive, and you will learn better because of this preview. The lesson assignments describe how and in what order to complete the lesson. The word study prepares you for special terms in the lesson. The lesson development follows the lesson outline. Its comments, suggestions, and questions all help you reach the lesson objectives. Be sure to check your answers with the ones given for the study questions. These will fix your attention once more on the main points of the lesson. This procedure is designed to make your learning more effective and long lasting. Make special note of the maps, charts, and other illustrations because they will help you to identify with a part of the early church, sharing its problems and letting the tremendous truths of these letters grip your heart. Also, you will find these illustrations useful in your preaching and teaching.</text:p>
      <text:h text:outline-level="2">Textbooks for the Course</text:h>
      <text:p>Your Bible is the main textbook for this course. To help you interpret and apply its teachings, you will use <text:span text:style-name="47d7a17430692">Basic Theology</text:span> by Dr. Charles C. Ryrie with this course. You can click the link <text:a xlink:type="simple" xlink:href="http://internetseminary.org/language/en/curriculum/courses/doctrine01/textbooks/Ryrie/ry0100.htm">Basic Theology</text:a> to read Ryrie's book whenever a link to <text:span text:style-name="47d7a174307f9">Basic Theology</text:span> is presented.</text:p>
      <text:h text:outline-level="1">Forward</text:h>
      <text:p>You are about to begin an exciting and important study of theScriptures. We believe that your life will be significantly impacted asyou contemplate the knowledge of God in the following lessons.</text:p>
      <text:p>We have chosen <text:span text:style-name="47d7a17430dae">Basic Theology</text:span>, a book written by Dr. CharlesC. Ryrie, as our text for this course. This book fairly presentsalternative views of controversial doctrines and does it with a gentleand nonthreatening spirit. Also, we believe that you will find the wayDr. Ryrie carefully outlines his many points and subpoints to be veryhelpful to the preparation of Bible studies and sermons.</text:p>
      <text:p>If you look at the table of contentsof Dr. Ryrie's book, you will note that he presents his topics in anumber of categories. These categories are, for the most part, as firstorganized by John Calvin in his famous <text:span text:style-name="47d7a17430f04">Institutes of the Christian Religion</text:span>. In one form or another, most Protestant systematic theologies have followed them.</text:p>
      <text:p>Take a moment before going on to familiarize yourself with thisoverview by reviewing each of the topic categories in the chart below.</text:p>
      <text:p/>
      <text:h text:outline-level="1">Self Check</text:h>
      <text:h text:outline-level="1">Lesson 6: Authority and the Bible</text:h>
      <text:h text:outline-level="1">Lesson 9: The Creation of Man</text:h>
      <text:h text:outline-level="1">Lesson 11: The Meaning of Sin</text:h>
      <text:h text:outline-level="1">Topic 4: The Revelation of God</text:h>
      <text:h text:outline-level="1">Teleological Argument</text:h>
      <text:h text:outline-level="1">Key Biblical Concepts</text:h>
      <text:h text:outline-level="1">Theological Statement of the Doctrine of the Trinity</text:h>
      <text:h text:outline-level="1">Unit One: Introduction and Theology Proper</text:h>
      <text:p>Although the word "theology" does not appear in the Bible, theconcept of theology and the formulation of theological information arevery much present. One must distinguish, however, between systematictheology and the truths of Scripture. The Bible contains divine truththat is timeless and unalterable, inviolable throughout allgenerations. Theology, on the other hand, needs to be freshlyunderstood by each generation. As language and culture change, theologyshould be refined (not redefined) to express the eternal, absolutetruths of the Scripture in terms that are relevant to the contemporaryscene. As new problems and issues confront the church, theology mustbring forth new emphases and clarifications. Theology must draw uponunchanging biblical truth to speak to the present situation and toprotect the purity of each generation's knowledge of God.</text:p>
      <text:p>One of the acknowledged dangers of studying theology is the riskthat whatever is learned will remain mere head knowledge. A student mayaccumulate an abundance of facts, but if they are left untranslatedinto life, then they have virtually no value. Our desire is to lead youinto this wealth of information and at the same time guide you to applythese wonderful truths in your daily walk with the Lord.</text:p>
      <text:p>The first unit of the course will orient you to the discipline ofsystematic theology and the Person of God. What you learn in the firstunit will be the foundation for the rest of the course. Enter thisstudy with an expectant heart, seeking to know God in all His glory.Begin by reading the preface in the text, "Who Should Read Theology".</text:p>
      <text:h text:outline-level="2">Unit Outline</text:h>
      <text:list>
        <text:list-item>
          <text:p>Lesson 1: Foundations of Theology</text:p>
        </text:list-item>
        <text:list-item>
          <text:p>Lesson 2: The Nature of God</text:p>
        </text:list-item>
        <text:list-item>
          <text:p>Lesson 3: The Names of God and the Trinity</text:p>
        </text:list-item>
      </text:list>
      <text:h text:outline-level="2">Unit Objectives</text:h>
      <text:p>When you have completed this unit, you will be able to:</text:p>
      <text:list>
        <text:list-item>
          <text:p>Define systematic theology and compare it with other kinds of theological study</text:p>
        </text:list-item>
        <text:list-item>
          <text:p>Explain the presuppositions that underlie a study of systematic theology</text:p>
        </text:list-item>
        <text:list-item>
          <text:p>Discuss the four avenues through which God's general revelation is made known</text:p>
        </text:list-item>
        <text:list-item>
          <text:p>Defend the existence of God by using material covered in this unit on the general revelation of God</text:p>
        </text:list-item>
        <text:list-item>
          <text:p> Outline the four progressive steps in man's response to the revelation of God as presented in Rom 1:18-32</text:p>
        </text:list-item>
        <text:list-item>
          <text:p>Define and tell the difference between anthropopathisms and anthropomorphisms</text:p>
        </text:list-item>
        <text:list-item>
          <text:p>List and explain the perfections and names of God</text:p>
        </text:list-item>
        <text:list-item>
          <text:p>Discuss the theological basis for the doctrine of the Trinity</text:p>
        </text:list-item>
        <text:list-item>
          <text:p>List, define, and refute each of the five major errors associated historically with the doctrine of the Trinity</text:p>
        </text:list-item>
        <text:list-item>
          <text:p>Cite Scripture references for each of the key biblical conceptslisted at the end of each lesson and explain how each referencesupports the concept</text:p>
        </text:list-item>
      </text:list>
      <text:h text:outline-level="1">Lesson 2: The Nature of God</text:h>
      <text:h text:outline-level="1">Unit Two Exam</text:h>
      <text:h text:outline-level="1">Unit Three Exam</text:h>
      <text:h text:outline-level="1">Anthropological Argument-Man</text:h>
      <text:h text:outline-level="1">Self Check</text:h>
      <text:h text:outline-level="1">The Relationships of the Persons of the Godhead</text:h>
      <text:h text:outline-level="1">Unit Four Exam</text:h>
      <text:h text:outline-level="1">Unit Two: Bibliology</text:h>
      <text:h text:outline-level="1">Ontological Argument</text:h>
      <text:h text:outline-level="1">Illustrating the Trinity</text:h>
      <text:h text:outline-level="1">Unit Three: God's Highest Creations: Angels and Man</text:h>
      <text:h text:outline-level="1">Lesson 3: The Names of God and the Trinity</text:h>
      <text:h text:outline-level="1">Content of General Revelation</text:h>
      <text:h text:outline-level="1">Errors Associated with the Doctrine of the Trinity</text:h>
      <text:h text:outline-level="1">Unit Three: God's Highest Creations: Angels and Man</text:h>
      <text:h text:outline-level="1">Value of General Revelation</text:h>
      <text:h text:outline-level="1">The Inscrutability of the Doctrine of the Trinity</text:h>
      <text:h text:outline-level="1">Unit One Exam</text:h>
      <text:h text:outline-level="1">Characteristics of the Knowledge of God</text:h>
      <text:h text:outline-level="1">Self Chec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Tahoma1" svg:font-family="Tahoma"/>
    <style:font-face style:name="Lucida Sans Unicode" svg:font-family="'Lucida Sans Unicode'" style:font-pitch="variable"/>
    <style:font-face style:name="Tahoma" svg:font-family="Tahoma"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ru" fo:country="R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1$Win32 OpenOffice.org_project/680m1$Build-8990
  </meta:generator>
    <meta:creation-date>2006-08-13T17:28:20</meta:creation-date>
    <dc:date>2006-08-13T17:29:21</dc:date>
    <dc:language>ru-RU</dc:language>
    <meta:editing-cycles>2</meta:editing-cycles>
    <meta:editing-duration>PT1M1S</meta:editing-duration>
    <meta:user-defined meta:name="Info 1"/>
    <meta:user-defined meta:name="Info 2"/>
    <meta:user-defined meta:name="Info 3"/>
    <meta:user-defined meta:name="Info 4"/>
    <meta:document-statistic meta:table-count="0" meta:image-count="0" meta:object-count="0" meta:page-count="1" meta:paragraph-count="1" meta:word-count="1" meta:character-count="4"/>
  </office:meta>
</office:document-meta>
</file>